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epStubbingTest.shouldStubbingBasicallyWorkF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epStubbingTest.oneLevel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epStubbingTest.my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epStubbingTest.verification_work_with_argument_Matchers_in_nested_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epStubbingTest.verificationMode_only_work_on_the_last_returned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epStubbingTest.shouldFailGracefullyWhenClass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epStubbingTest.withSimple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versedGenerics.re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ina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Test.withComplexPattern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dress.getStreet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Test.named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epStubbingTest.simpl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epStubbingTest.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epStubbingTest.deep_stub_does_not_stack_overflow_on_reversed_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epStubbingTest.wit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eet.getLo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St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Test.unnamed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epStubbingTest.withAnyPattern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Test.inOrder_only_work_on_the_very_last_mock_but_it_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versedGenerics.fi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Test.deep_stub_return_same_mock_instance_if_invocation_matchers_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epStubbingTest.withPattern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epStubbingTest.deep_stub_does_not_try_to_mock_generic_final_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epStubbingTest.times_never_atLeast_atMost_verificationModes_should_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epStubbingTest.shouldVerificationBasicallyWorkF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getAddress( String addre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